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2">
      <style:text-properties style:font-name="Mono" fo:font-size="10pt" style:font-size-asian="10pt" style:font-size-complex="10pt"/>
    </style:style>
    <style:style style:name="P4" style:family="paragraph" style:parent-style-name="Standard">
      <style:text-properties style:font-name="Liberation Serif" fo:font-size="12pt" style:font-size-asian="10.5pt" style:font-size-complex="12pt"/>
    </style:style>
    <style:style style:name="P5" style:family="paragraph" style:parent-style-name="Standard" style:list-style-name="L2">
      <style:text-properties style:font-name="Liberation Serif" fo:font-size="12pt" style:font-size-asian="10.5pt" style:font-size-complex="12pt"/>
    </style:style>
    <style:style style:name="P6" style:family="paragraph" style:parent-style-name="Standard" style:list-style-name="L3">
      <style:text-properties style:font-name="Liberation Serif" fo:font-size="12pt" style:font-size-asian="10.5pt" style:font-size-complex="12pt"/>
    </style:style>
    <style:style style:name="P7" style:family="paragraph" style:parent-style-name="Footer">
      <style:paragraph-properties fo:text-align="end" style:justify-single-word="false"/>
    </style:style>
    <text:list-style style:name="L1">
      <text:list-level-style-number text:level="1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document will show you how to put the documentation into html, and then onto the Help menu in Kardia.</text:p>
      <text:p text:style-name="Standard"/>
      <text:list xml:id="list815330628" text:style-name="L1">
        <text:list-item>
          <text:p text:style-name="P1">Once you have written your documentation file, &lt;Save As&gt; an html file.</text:p>
        </text:list-item>
        <text:list-item>
          <text:p text:style-name="P1">Move the html file into kardia/apps/help/&lt;your_language&gt;/</text:p>
        </text:list-item>
        <text:list-item>
          <text:p text:style-name="P1">in the &lt;your_language&gt; folder:</text:p>
          <text:list>
            <text:list-item>
              <text:p text:style-name="P1">if there is no images folder, create one.</text:p>
            </text:list-item>
            <text:list-item>
              <text:p text:style-name="P1">Move all jpg, png, and other images into the &lt;your_language&gt;/images folder.</text:p>
            </text:list-item>
          </text:list>
        </text:list-item>
        <text:list-item>
          <text:p text:style-name="P1">Your documentation should now be up on the Help menu in Kardia.</text:p>
        </text:list-item>
      </text:list>
      <text:p text:style-name="Standard"/>
      <text:p text:style-name="Standard">However, </text:p>
      <text:p text:style-name="Standard"/>
      <text:list xml:id="list1994252822" text:style-name="L2">
        <text:list-item>
          <text:p text:style-name="P2">The images are not showing up on the help page.</text:p>
          <text:list>
            <text:list-item>
              <text:p text:style-name="P2">This is because the application is looking in the wrong directory.</text:p>
            </text:list-item>
          </text:list>
        </text:list-item>
        <text:list-item>
          <text:p text:style-name="P2">Open a terminal type the following command</text:p>
          <text:list>
            <text:list-item>
              <text:p text:style-name="P3">cd /usr/local/src/cx-git/centrallix-dev-tools</text:p>
            </text:list-item>
            <text:list-item>
              <text:p text:style-name="P3">cp fix_path /bin</text:p>
              <text:list>
                <text:list-item>
                  <text:p text:style-name="P2">These commands only need to be run once on your virtual machine. This copies the bash script into the bin folder.</text:p>
                </text:list-item>
              </text:list>
            </text:list-item>
          </text:list>
        </text:list-item>
        <text:list-item>
          <text:p text:style-name="P2">Type in the following commands</text:p>
          <text:list>
            <text:list-item>
              <text:p text:style-name="P3">cd /usr/local/src/kardia-git/kardia-app/help/&lt;your_language&gt;</text:p>
            </text:list-item>
            <text:list-item>
              <text:p text:style-name="P3">fix_path &lt;your_language&gt; &lt;your_file.html&gt;</text:p>
            </text:list-item>
          </text:list>
        </text:list-item>
        <text:list-item>
          <text:p text:style-name="P5">Now go to the help directory in a file manager, and all the files will now be named newyour_file.html. Delete all the old files, and then remove new from all of the newly created files.</text:p>
        </text:list-item>
        <text:list-item>
          <text:p text:style-name="P5">Images should now be visible.</text:p>
        </text:list-item>
      </text:list>
      <text:p text:style-name="P4"/>
      <text:p text:style-name="P4">However,</text:p>
      <text:p text:style-name="P4"/>
      <text:list xml:id="list977431700" text:style-name="L3">
        <text:list-item>
          <text:p text:style-name="P6">Some text may overlap the images, or the image comes after a bullet point, and then the text appears below the image.</text:p>
        </text:list-item>
        <text:list-item>
          <text:p text:style-name="P6">Go to your help directory in a file manager.</text:p>
          <text:list>
            <text:list-item>
              <text:p text:style-name="P6">Open the your_file.html in a web browser.</text:p>
            </text:list-item>
            <text:list-item>
              <text:p text:style-name="P6">Also open the your_file.html in openOffice.</text:p>
            </text:list-item>
          </text:list>
        </text:list-item>
        <text:list-item>
          <text:p text:style-name="P6">Moves the images around to where they should be.</text:p>
          <text:list>
            <text:list-item>
              <text:p text:style-name="P6">Right click on the images and set Wrapping to No Wrap.</text:p>
            </text:list-item>
            <text:list-item>
              <text:p text:style-name="P6">Try inserting a return between the end of the text and before the image. And then moving the image up about half a line.</text:p>
            </text:list-item>
            <text:list-item>
              <text:p text:style-name="P6">Save the document, and then go to the web browser where you have the document open as well. Hit F5 to reload the page and see your changes.</text:p>
            </text:list-item>
          </text:list>
        </text:list-item>
        <text:list-item>
          <text:p text:style-name="P6">Repeat until you have what you want.</text:p>
        </text:list-item>
      </text:list>
      <text:list xml:id="list1168529354" text:continue-list="list1994252822" text:style-name="L2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number:date-style style:name="N37" number:automatic-order="true">
      <number:day number:style="long"/>
      <number:text>-</number:text>
      <number:month number:style="long"/>
      <number:text>-</number:text>
      <number:year/>
    </number:date-style>
  </office:automatic-styles>
  <office:master-styles>
    <style:master-page style:name="Standard" style:page-layout-name="Mpm1">
      <style:footer>
        <text:p text:style-name="MP1">Last edited by <text:initial-creator>sjirkjan </text:initial-creator>on <text:date style:data-style-name="N37" text:date-value="2011-07-20T16:17:07.99" text:fixed="true">07/20/11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jirkjan </meta:initial-creator>
    <meta:creation-date>2011-07-20T15:45:10</meta:creation-date>
    <meta:generator>OpenOffice.org/3.2$Linux OpenOffice.org_project/320m12$Build-9483</meta:generator>
    <meta:document-statistic meta:table-count="0" meta:image-count="0" meta:object-count="0" meta:page-count="1" meta:paragraph-count="30" meta:word-count="334" meta:character-count="1875"/>
    <dc:date>2011-07-20T16:18:01</dc:date>
    <dc:creator>sjirkjan </dc:creator>
    <meta:editing-duration>PT00H32M52S</meta:editing-duration>
    <meta:editing-cycles>1</meta:editing-cycles>
  </office:meta>
</office:document-meta>
</file>